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1cm" draw:marker-start-width="1.7cm" draw:marker-end-width="1.7cm" draw:fill="none" draw:textarea-vertical-align="middle" fo:padding-top="0.625cm" fo:padding-bottom="0.625cm" fo:padding-left="0.75cm" fo:padding-right="0.75cm"/>
    </style:style>
    <style:style style:name="gr3" style:family="graphic" style:parent-style-name="objectwithoutfill">
      <style:graphic-properties svg:stroke-width="0.2cm" svg:stroke-color="#ffffff" draw:marker-start-width="0.5cm" draw:marker-end-width="0.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5cm" svg:y1="1.125cm" svg:x2="4.5cm" svg:y2="1.125cm">
          <text:p/>
        </draw:line>
        <draw:line draw:style-name="gr2" draw:text-style-name="P1" draw:layer="layout" svg:x1="2.5cm" svg:y1="1.125cm" svg:x2="2.5cm" svg:y2="4.375cm">
          <text:p/>
        </draw:line>
        <draw:polyline draw:style-name="gr3" draw:text-style-name="P1" draw:layer="layout" svg:width="1.249cm" svg:height="0.624cm" svg:x="1.875cm" svg:y="1.125cm" svg:viewBox="0 0 1250 625" draw:points="0,625 625,0 1250,625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4-02-21T20:03:56.400959798</meta:creation-date>
    <dc:date>2014-02-21T20:10:57.284938515</dc:date>
    <dc:creator>Tobias Kuhn</dc:creator>
    <meta:editing-duration>P0D</meta:editing-duration>
    <meta:editing-cycles>2</meta:editing-cycles>
    <meta:generator>LibreOffice/4.1.3.2$Linux_X86_64 LibreOffice_project/410m0$Build-2</meta:generator>
    <meta:document-statistic meta:object-count="4"/>
  </office:meta>
</office:document-meta>
</file>